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RefFileListener.installListener( final FileObject file , final Fi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RefFileListener.fileCreated( final FileChang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akRefFileListener.fileDeleted( final FileChang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akRefFileListener.get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akRefFileListener.fileChanged( FileChang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akRefFileListener.WeakRefFileListener( final FileObject file , final Fi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